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3.40430555555556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0.829027777777778cm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3" table:default-cell-style-name="ce2"/>
        <table:table-column table:style-name="co11" table:number-columns-repeated="16369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7T00:00:00" table:style-name="ce5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9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7T00:00:00" table:style-name="ce5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10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9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9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9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10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10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10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9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9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10">
            <text:p>04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10">
            <text:p>03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4-02T00:00:00" table:style-name="ce5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4-02T00:00:00" table:style-name="ce5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9-04-05T00:00:00" table:style-name="ce5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9-04-05T00:00:00" table:style-name="ce5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9-04-16T00:00:00" table:style-name="ce5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9-04-16T00:00:00" table:style-name="ce5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山川次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柳敏夫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本間爽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2-27T00:00:00" table:style-name="ce5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2-27T00:00:00" table:style-name="ce5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3-07T00:00:00" table:style-name="ce5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3-07T00:00:00" table:style-name="ce5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3-04-17T00:00:00" table:style-name="ce5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3-04-17T00:00:00" table:style-name="ce5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3-06-14T00:00:00" table:style-name="ce5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3-06-14T00:00:00" table:style-name="ce5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03-22T00:00:00" table:style-name="ce5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03-22T00:00:00" table:style-name="ce5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2-28T00:00:00" table:style-name="ce5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2-28T00:00:00" table:style-name="ce5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3-03T00:00:00" table:style-name="ce5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3-03T00:00:00" table:style-name="ce5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3-13T00:00:00" table:style-name="ce5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3-13T00:00:00" table:style-name="ce5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4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2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5-02-12T00:00:00" table:style-name="ce5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5-02-12T00:00:00" table:style-name="ce5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5-03-12T00:00:00" table:style-name="ce5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5-03-12T00:00:00" table:style-name="ce5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3-15T00:00:00" table:style-name="ce5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3-15T00:00:00" table:style-name="ce5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3-23T00:00:00" table:style-name="ce5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3-23T00:00:00" table:style-name="ce5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3-17T00:00:00" table:style-name="ce5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8-03-22T00:00:00" table:style-name="ce5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9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8-03-22T00:00:00" table:style-name="ce5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10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8-04-22T00:00:00" table:style-name="ce5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9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8-04-22T00:00:00" table:style-name="ce5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10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3-24T00:00:00" table:style-name="ce5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9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3-24T00:00:00" table:style-name="ce5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10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5-05T00:00:00" table:style-name="ce5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9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5-05T00:00:00" table:style-name="ce5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10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5-31T00:00:00" table:style-name="ce5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9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5-31T00:00:00" table:style-name="ce5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10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ランキング戦</text:p>
          </table:table-cell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昇級者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決勝</text:p>
          </table:table-cell>
          <table:table-cell office:value-type="string" table:style-name="ce2">
            <text:p>当期他二次予選对局组别不明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table:style-name="ce6"/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3" table:style-name="ce2"/>
          <table:table-cell table:number-columns-repeated="16371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6">
            <text:p>13回戦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style-name="ce3"/>
          <table:table-cell table:number-columns-repeated="16374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4"/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8">
            <text:p>1957/10/??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4">
            <text:p>対局缺失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6">
            <text:p>日付不明</text:p>
          </table:table-cell>
          <table:table-cell table:number-columns-repeated="16374"/>
        </table:table-row>
        <table:table-row table:number-rows-repeated="1048097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384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cheal Johnson</meta:initial-creator>
    <dc:creator>Micheal Johnson</dc:creator>
    <meta:creation-date>2020-01-27T03:42:23Z</meta:creation-date>
    <dc:date>2020-02-09T01:43:02Z</dc:date>
    <meta:user-defined meta:name="WorkbookGuid">dfd2ee33-1efe-4fa1-a778-61e8eb1776c8</meta:user-defined>
  </office:meta>
</office:document-meta>
</file>